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15863*"/>
    </style:style>
    <style:style style:name="Table1.B" style:family="table-column">
      <style:table-column-properties style:column-width="12.506cm" style:rel-column-width="4967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10" style:family="table-cell">
      <style:table-cell-properties fo:padding="0.097cm" fo:border-left="0.002cm solid #000000" fo:border-right="none" fo:border-top="none" fo:border-bottom="0.002cm solid #000000"/>
    </style:style>
    <style:style style:name="Table1.B10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 fo:font-weight="bold" style:font-weight-asian="bold" style:font-weight-complex="bold"/>
    </style:style>
    <style:style style:name="P3" style:family="paragraph" style:parent-style-name="Table_20_Contents">
      <style:text-properties style:font-name="Trebuchet MS" fo:font-size="10pt" style:font-size-asian="10pt" style:font-size-complex="10pt"/>
    </style:style>
    <style:style style:name="P4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5" style:family="paragraph" style:parent-style-name="Table_20_Contents">
      <style:text-properties style:use-window-font-color="true" style:font-name="Trebuchet MS" fo:font-size="10pt" fo:font-style="italic" fo:font-weight="normal" style:font-name-asian="Times-Italic" style:font-size-asian="10pt" style:font-style-asian="italic" style:font-weight-asian="normal" style:font-name-complex="Times-Italic" style:font-size-complex="10pt" style:font-style-complex="italic" style:font-weight-complex="normal"/>
    </style:style>
    <style:style style:name="P6" style:family="paragraph" style:parent-style-name="Table_20_Contents">
      <style:text-properties style:use-window-font-color="true" style:font-name="Trebuchet MS" fo:font-size="10pt" fo:font-style="italic" fo:font-weight="bold" style:font-name-asian="Times-Italic" style:font-size-asian="10pt" style:font-style-asian="italic" style:font-weight-asian="bold" style:font-name-complex="Times-Italic" style:font-size-complex="10pt" style:font-style-complex="italic" style:font-weight-complex="bold"/>
    </style:style>
    <style:style style:name="P7" style:family="paragraph" style:parent-style-name="Table_20_Contents"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B1" office:value-type="string">
            <text:p text:style-name="P2">Update Details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B2" office:value-type="string">
            <text:p text:style-name="P3">A user can update his details, like contact details and password.</text:p>
          </table:table-cell>
        </table:table-row>
        <table:table-row>
          <table:table-cell table:style-name="Table1.A2" office:value-type="string">
            <text:p text:style-name="P3">Developer</text:p>
          </table:table-cell>
          <table:table-cell table:style-name="Table1.B2" office:value-type="string">
            <text:p text:style-name="P3">Thorsten Keck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corporate user, driver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The actor opened the login web page.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standard situation</text:p>
          </table:table-cell>
        </table:table-row>
        <table:table-row>
          <table:table-cell table:style-name="Table1.A2" office:value-type="string">
            <text:p text:style-name="P3">Steps</text:p>
          </table:table-cell>
          <table:table-cell table:style-name="Table1.B2" office:value-type="string">
            <text:p text:style-name="P3">1. The system shows the details of the logged in user.</text:p>
            <text:p text:style-name="P3">2. The user changes the data in one or severel user data fields.</text:p>
            <text:p text:style-name="P3"/>
            <text:p text:style-name="P3">3.1 The user presses the save button.</text:p>
            <text:p text:style-name="P3">4.1 The system stores the user data to the database and returns to the user main menu.</text:p>
            <text:p text:style-name="P3"/>
            <text:p text:style-name="P3">3.2 The user presses the discard changes button.</text:p>
            <text:p text:style-name="P3">4.2 The system returns to the user main menu.</text:p>
            <text:p text:style-name="P3"/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5">The update details dialog is closed.</text:p>
            <text:p text:style-name="P6"/>
            <text:p text:style-name="P7"><text:span text:style-name="T1">If 3.1:</text:span> All compulsory details are entered and changed details have been successfully stored into the database.</text:p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3">If there is no user activity within 5 minutes, there is a session time out event.</text:p>
          </table:table-cell>
        </table:table-row>
        <table:table-row>
          <table:table-cell table:style-name="Table1.A10" office:value-type="string">
            <text:p text:style-name="P3">Error handling</text:p>
          </table:table-cell>
          <table:table-cell table:style-name="Table1.B10" office:value-type="string">
            <text:p text:style-name="P3">If the user session timed out, the system shows an error message.</text:p>
            <text:p text:style-name="P3"/>
            <text:p text:style-name="P3">If the users changes his password and the entered password does not apply to the password policies, he is prompted for entering another password.</text:p>
            <text:p text:style-name="P3"/>
            <text:p text:style-name="P3">If the user wants to save any invalid data with respect to the input type of the data fields, he gets prompted for a correct input for that certain fiel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11T13:05:40</meta:creation-date>
    <dc:creator>TK</dc:creator>
    <dc:date>2006-10-11T22:26:01</dc:date>
    <meta:editing-cycles>11</meta:editing-cycles>
    <meta:editing-duration>PT26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8" meta:word-count="209" meta:character-count="1185"/>
  </office:meta>
</office:document-meta>
</file>